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treechildren"/>Treechildren<text:bookmark-end text:name="treechildren"/></text:h>
      <text:p text:style-name="P14"><text:span text:style-name="Source_20_Text">Treechildren</text:span> is used for <text:a xlink:type="simple" xlink:href="#tree"><text:span text:style-name="Source_20_Text">Tree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tree.css.dsp?view=markup">The CSS source of Treechildren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954cm" svg:height="5.106cm" draw:z-index="0"><draw:image xlink:href="../images/tree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5.84cm" draw:z-index="1"><draw:image xlink:href="../images/treechildren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ree-children</text:span></text:p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<text:soft-page-break/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30T15:19:28</dc:date>
    <meta:editing-cycles>27</meta:editing-cycles>
    <meta:editing-duration>PT5H30M1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24" meta:word-count="46" meta:character-count="292"/>
  </office:meta>
</office:document-meta>
</file>